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T1" style:family="text">
      <style:text-properties style:font-name="DejaVu Sans Mono1" fo:font-size="40pt" style:font-size-asian="40pt" style:font-size-complex="40pt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1">{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4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6.5cm">
          <text:p text:style-name="P2"><text:span text:style-name="T4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7cm">
          <text:p/>
        </draw:line>
        <draw:line draw:style-name="gr8" draw:text-style-name="P6" draw:layer="layout" svg:x1="2.5cm" svg:y1="7cm" svg:x2="4.5cm" svg:y2="7cm">
          <text:p/>
        </draw:line>
        <draw:custom-shape draw:style-name="gr7" draw:text-style-name="P8" draw:layer="layout" svg:width="1cm" svg:height="1cm" svg:x="4.5cm" svg:y="5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6.5cm">
          <text:p text:style-name="P2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10cm">
          <text:p text:style-name="P2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11cm">
          <text:p text:style-name="P2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10.5cm" svg:x2="5cm" svg:y2="10.5cm">
          <text:p/>
        </draw:line>
        <draw:line draw:style-name="gr8" draw:text-style-name="P6" draw:layer="layout" svg:x1="3cm" svg:y1="11.5cm" svg:x2="5cm" svg:y2="11.5cm">
          <text:p/>
        </draw:line>
        <draw:custom-shape draw:style-name="gr7" draw:text-style-name="P7" draw:layer="layout" svg:width="6cm" svg:height="1cm" svg:x="5cm" svg:y="11cm">
          <text:p text:style-name="P9"><text:span text:style-name="T4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5.5cm">
          <text:p text:style-name="P2"><text:span text:style-name="T4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6cm" svg:x2="5.5cm" svg:y2="16cm">
          <text:p/>
        </draw:line>
        <draw:custom-shape draw:style-name="gr7" draw:text-style-name="P7" draw:layer="layout" svg:width="15cm" svg:height="1cm" svg:x="5.5cm" svg:y="15.5cm">
          <text:p text:style-name="P9"><text:span text:style-name="T4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9.987cm">
          <text:p text:style-name="P9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11.987cm">
          <text:p text:style-name="P2"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12.487cm" svg:x2="5cm" svg:y2="12.487cm">
          <text:p/>
        </draw:line>
        <draw:custom-shape draw:style-name="gr7" draw:text-style-name="P7" draw:layer="layout" svg:width="6cm" svg:height="1cm" svg:x="5cm" svg:y="11.987cm">
          <text:p text:style-name="P9"><text:span text:style-name="T4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13.2cm">
          <text:p text:style-name="P2"><text:span text:style-name="T4">thing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10-18T20:00:22.508123909</dc:date>
    <meta:editing-duration>PT4H19M</meta:editing-duration>
    <meta:editing-cycles>33</meta:editing-cycles>
    <meta:generator>LibreOffice/4.2.8.2$Linux_X86_64 LibreOffice_project/420m0$Build-2</meta:generator>
    <meta:document-statistic meta:object-count="301"/>
  </office:meta>
</office:document-meta>
</file>